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142f" officeooo:paragraph-rsid="0002142f" style:font-weight-asian="bold" style:font-weight-complex="bold"/>
    </style:style>
    <style:style style:name="P2" style:family="paragraph" style:parent-style-name="Standard">
      <style:text-properties fo:font-weight="normal" officeooo:rsid="000c9b0c" officeooo:paragraph-rsid="000c9b0c" style:font-weight-asian="normal" style:font-weight-complex="normal"/>
    </style:style>
    <style:style style:name="P3" style:family="paragraph" style:parent-style-name="Standard">
      <style:text-properties fo:font-weight="normal" officeooo:rsid="001e2466" officeooo:paragraph-rsid="001e2466" style:font-weight-asian="normal" style:font-weight-complex="normal"/>
    </style:style>
    <style:style style:name="P4" style:family="paragraph" style:parent-style-name="Standard">
      <style:text-properties fo:font-weight="normal" officeooo:rsid="0021e64b" officeooo:paragraph-rsid="0021e64b" style:font-weight-asian="normal" style:font-weight-complex="normal"/>
    </style:style>
    <style:style style:name="P5" style:family="paragraph" style:parent-style-name="Standard" style:list-style-name="L1">
      <style:text-properties officeooo:rsid="0002142f" officeooo:paragraph-rsid="0002142f"/>
    </style:style>
    <style:style style:name="P6" style:family="paragraph" style:parent-style-name="Standard" style:list-style-name="L1">
      <style:text-properties officeooo:rsid="0003ba10" officeooo:paragraph-rsid="0003ba10"/>
    </style:style>
    <style:style style:name="P7" style:family="paragraph" style:parent-style-name="Standard" style:list-style-name="L2">
      <style:text-properties officeooo:rsid="0003ba10" officeooo:paragraph-rsid="0003ba10"/>
    </style:style>
    <style:style style:name="P8" style:family="paragraph" style:parent-style-name="Standard" style:list-style-name="L1">
      <style:text-properties fo:font-weight="bold" officeooo:rsid="0003ba10" officeooo:paragraph-rsid="0003ba10" style:font-weight-asian="bold" style:font-weight-complex="bold"/>
    </style:style>
    <style:style style:name="P9" style:family="paragraph" style:parent-style-name="Standard" style:list-style-name="L2">
      <style:text-properties fo:font-weight="bold" officeooo:rsid="000611be" officeooo:paragraph-rsid="000611be" style:font-weight-asian="bold" style:font-weight-complex="bold"/>
    </style:style>
    <style:style style:name="P10" style:family="paragraph" style:parent-style-name="Standard" style:list-style-name="L2">
      <style:text-properties fo:font-weight="bold" officeooo:rsid="000c9b0c" officeooo:paragraph-rsid="000c9b0c" style:font-weight-asian="bold" style:font-weight-complex="bold"/>
    </style:style>
    <style:style style:name="P11" style:family="paragraph" style:parent-style-name="Standard" style:list-style-name="L2">
      <style:text-properties fo:font-weight="bold" officeooo:rsid="0010dd2b" officeooo:paragraph-rsid="0010dd2b" style:font-weight-asian="bold" style:font-weight-complex="bold"/>
    </style:style>
    <style:style style:name="P12" style:family="paragraph" style:parent-style-name="Standard" style:list-style-name="L2">
      <style:text-properties fo:font-weight="bold" officeooo:rsid="0012051e" officeooo:paragraph-rsid="0012051e" style:font-weight-asian="bold" style:font-weight-complex="bold"/>
    </style:style>
    <style:style style:name="P13" style:family="paragraph" style:parent-style-name="Standard" style:list-style-name="L2">
      <style:text-properties fo:font-weight="bold" officeooo:rsid="0015c1e1" officeooo:paragraph-rsid="0015c1e1" style:font-weight-asian="bold" style:font-weight-complex="bold"/>
    </style:style>
    <style:style style:name="P14" style:family="paragraph" style:parent-style-name="Standard" style:list-style-name="L2">
      <style:text-properties fo:font-weight="bold" officeooo:rsid="0015c1e1" officeooo:paragraph-rsid="0017d0c9" style:font-weight-asian="bold" style:font-weight-complex="bold"/>
    </style:style>
    <style:style style:name="P15" style:family="paragraph" style:parent-style-name="Standard" style:list-style-name="L2">
      <style:text-properties fo:font-weight="bold" officeooo:rsid="0018197a" officeooo:paragraph-rsid="0018197a" style:font-weight-asian="bold" style:font-weight-complex="bold"/>
    </style:style>
    <style:style style:name="P16" style:family="paragraph" style:parent-style-name="Standard" style:list-style-name="L2">
      <style:text-properties fo:font-weight="bold" officeooo:rsid="001a25ac" officeooo:paragraph-rsid="001a25ac" style:font-weight-asian="bold" style:font-weight-complex="bold"/>
    </style:style>
    <style:style style:name="P17" style:family="paragraph" style:parent-style-name="Standard" style:list-style-name="L2">
      <style:text-properties fo:font-weight="bold" officeooo:rsid="001a25ac" officeooo:paragraph-rsid="001e2466" style:font-weight-asian="bold" style:font-weight-complex="bold"/>
    </style:style>
    <style:style style:name="P18" style:family="paragraph" style:parent-style-name="Standard" style:list-style-name="L2">
      <style:text-properties fo:font-weight="bold" officeooo:rsid="001e32b4" officeooo:paragraph-rsid="001e32b4" style:font-weight-asian="bold" style:font-weight-complex="bold"/>
    </style:style>
    <style:style style:name="P19" style:family="paragraph" style:parent-style-name="Standard" style:list-style-name="L2">
      <style:text-properties fo:font-weight="bold" officeooo:rsid="001fa3f1" officeooo:paragraph-rsid="001fa3f1" style:font-weight-asian="bold" style:font-weight-complex="bold"/>
    </style:style>
    <style:style style:name="P20" style:family="paragraph" style:parent-style-name="Standard" style:list-style-name="L2">
      <style:text-properties fo:font-weight="bold" officeooo:rsid="0020249d" officeooo:paragraph-rsid="0020249d" style:font-weight-asian="bold" style:font-weight-complex="bold"/>
    </style:style>
    <style:style style:name="P21" style:family="paragraph" style:parent-style-name="Standard" style:list-style-name="L2">
      <style:text-properties fo:font-weight="bold" officeooo:rsid="00239b10" officeooo:paragraph-rsid="00239b10" style:font-weight-asian="bold" style:font-weight-complex="bold"/>
    </style:style>
    <style:style style:name="P22" style:family="paragraph" style:parent-style-name="Standard" style:list-style-name="L2">
      <style:text-properties fo:font-weight="bold" officeooo:rsid="002496e8" officeooo:paragraph-rsid="002496e8" style:font-weight-asian="bold" style:font-weight-complex="bold"/>
    </style:style>
    <style:style style:name="P23" style:family="paragraph" style:parent-style-name="Standard" style:list-style-name="L2">
      <style:text-properties fo:font-weight="bold" officeooo:rsid="002a650e" officeooo:paragraph-rsid="002a650e" style:font-weight-asian="bold" style:font-weight-complex="bold"/>
    </style:style>
    <style:style style:name="P24" style:family="paragraph" style:parent-style-name="Standard" style:list-style-name="L2">
      <style:text-properties fo:font-weight="bold" officeooo:rsid="002cfe29" officeooo:paragraph-rsid="002cfe29" style:font-weight-asian="bold" style:font-weight-complex="bold"/>
    </style:style>
    <style:style style:name="P25" style:family="paragraph" style:parent-style-name="Standard" style:list-style-name="L2">
      <style:text-properties fo:font-weight="bold" officeooo:rsid="002dedfe" officeooo:paragraph-rsid="002dedfe" style:font-weight-asian="bold" style:font-weight-complex="bold"/>
    </style:style>
    <style:style style:name="P26" style:family="paragraph" style:parent-style-name="Standard" style:list-style-name="L2">
      <style:text-properties fo:font-weight="bold" officeooo:rsid="002fd5b8" officeooo:paragraph-rsid="002fd5b8" style:font-weight-asian="bold" style:font-weight-complex="bold"/>
    </style:style>
    <style:style style:name="P27" style:family="paragraph" style:parent-style-name="Standard" style:list-style-name="L2">
      <style:text-properties fo:font-weight="bold" officeooo:rsid="0031c948" officeooo:paragraph-rsid="0031c948" style:font-weight-asian="bold" style:font-weight-complex="bold"/>
    </style:style>
    <style:style style:name="P28" style:family="paragraph" style:parent-style-name="Standard" style:list-style-name="L2">
      <style:text-properties fo:font-weight="bold" officeooo:rsid="003211a1" officeooo:paragraph-rsid="003211a1" style:font-weight-asian="bold" style:font-weight-complex="bold"/>
    </style:style>
    <style:style style:name="P29" style:family="paragraph" style:parent-style-name="Standard" style:list-style-name="L2">
      <style:text-properties officeooo:paragraph-rsid="002cfe29"/>
    </style:style>
    <style:style style:name="P30" style:family="paragraph" style:parent-style-name="Standard" style:list-style-name="L2">
      <style:text-properties officeooo:rsid="00056153" officeooo:paragraph-rsid="00056153"/>
    </style:style>
    <style:style style:name="P31" style:family="paragraph" style:parent-style-name="Standard" style:list-style-name="L2">
      <style:text-properties officeooo:rsid="000611be" officeooo:paragraph-rsid="000611be"/>
    </style:style>
    <style:style style:name="P32" style:family="paragraph" style:parent-style-name="Standard" style:list-style-name="L2">
      <style:text-properties officeooo:rsid="000611be" officeooo:paragraph-rsid="00089618"/>
    </style:style>
    <style:style style:name="P33" style:family="paragraph" style:parent-style-name="Standard" style:list-style-name="L2">
      <style:text-properties officeooo:rsid="00071722" officeooo:paragraph-rsid="00071722"/>
    </style:style>
    <style:style style:name="P34" style:family="paragraph" style:parent-style-name="Standard" style:list-style-name="L2">
      <style:text-properties officeooo:rsid="00084d8f" officeooo:paragraph-rsid="00084d8f"/>
    </style:style>
    <style:style style:name="P35" style:family="paragraph" style:parent-style-name="Standard" style:list-style-name="L2">
      <style:text-properties officeooo:rsid="00089618" officeooo:paragraph-rsid="00089618"/>
    </style:style>
    <style:style style:name="P36" style:family="paragraph" style:parent-style-name="Standard" style:list-style-name="L2">
      <style:text-properties fo:font-weight="normal" officeooo:rsid="000ab47a" officeooo:paragraph-rsid="000ab47a" style:font-weight-asian="normal" style:font-weight-complex="normal"/>
    </style:style>
    <style:style style:name="P37" style:family="paragraph" style:parent-style-name="Standard" style:list-style-name="L2">
      <style:text-properties fo:font-weight="normal" officeooo:rsid="000c29c8" officeooo:paragraph-rsid="000c29c8" style:font-weight-asian="normal" style:font-weight-complex="normal"/>
    </style:style>
    <style:style style:name="P38" style:family="paragraph" style:parent-style-name="Standard" style:list-style-name="L2">
      <style:text-properties fo:font-weight="normal" officeooo:rsid="000c9b0c" officeooo:paragraph-rsid="000c9b0c" style:font-weight-asian="normal" style:font-weight-complex="normal"/>
    </style:style>
    <style:style style:name="P39" style:family="paragraph" style:parent-style-name="Standard" style:list-style-name="L2">
      <style:text-properties fo:font-weight="normal" officeooo:rsid="000e0024" officeooo:paragraph-rsid="000e0024" style:font-weight-asian="normal" style:font-weight-complex="normal"/>
    </style:style>
    <style:style style:name="P40" style:family="paragraph" style:parent-style-name="Standard" style:list-style-name="L2">
      <style:text-properties fo:font-weight="normal" officeooo:rsid="0010dd2b" officeooo:paragraph-rsid="0010dd2b" style:font-weight-asian="normal" style:font-weight-complex="normal"/>
    </style:style>
    <style:style style:name="P41" style:family="paragraph" style:parent-style-name="Standard" style:list-style-name="L2">
      <style:text-properties fo:font-weight="normal" officeooo:rsid="00113a8f" officeooo:paragraph-rsid="00113a8f" style:font-weight-asian="normal" style:font-weight-complex="normal"/>
    </style:style>
    <style:style style:name="P42" style:family="paragraph" style:parent-style-name="Standard" style:list-style-name="L2">
      <style:text-properties fo:font-weight="normal" officeooo:rsid="0012051e" officeooo:paragraph-rsid="0012051e" style:font-weight-asian="normal" style:font-weight-complex="normal"/>
    </style:style>
    <style:style style:name="P43" style:family="paragraph" style:parent-style-name="Standard" style:list-style-name="L2">
      <style:text-properties fo:font-weight="normal" officeooo:rsid="00149a99" officeooo:paragraph-rsid="00149a99" style:font-weight-asian="normal" style:font-weight-complex="normal"/>
    </style:style>
    <style:style style:name="P44" style:family="paragraph" style:parent-style-name="Standard" style:list-style-name="L2">
      <style:text-properties fo:font-weight="normal" officeooo:rsid="00149a99" officeooo:paragraph-rsid="0014cdb5" style:font-weight-asian="normal" style:font-weight-complex="normal"/>
    </style:style>
    <style:style style:name="P45" style:family="paragraph" style:parent-style-name="Standard" style:list-style-name="L2">
      <style:text-properties fo:font-weight="normal" officeooo:rsid="0014cdb5" officeooo:paragraph-rsid="0014cdb5" style:font-weight-asian="normal" style:font-weight-complex="normal"/>
    </style:style>
    <style:style style:name="P46" style:family="paragraph" style:parent-style-name="Standard" style:list-style-name="L2">
      <style:text-properties fo:font-weight="normal" officeooo:rsid="0015c1e1" officeooo:paragraph-rsid="0015c1e1" style:font-weight-asian="normal" style:font-weight-complex="normal"/>
    </style:style>
    <style:style style:name="P47" style:family="paragraph" style:parent-style-name="Standard" style:list-style-name="L2">
      <style:text-properties fo:font-weight="normal" officeooo:rsid="0017b9c2" officeooo:paragraph-rsid="0017b9c2" style:font-weight-asian="normal" style:font-weight-complex="normal"/>
    </style:style>
    <style:style style:name="P48" style:family="paragraph" style:parent-style-name="Standard" style:list-style-name="L2">
      <style:text-properties fo:font-weight="normal" officeooo:rsid="0017bd18" officeooo:paragraph-rsid="0017bd18" style:font-weight-asian="normal" style:font-weight-complex="normal"/>
    </style:style>
    <style:style style:name="P49" style:family="paragraph" style:parent-style-name="Standard" style:list-style-name="L2">
      <style:text-properties fo:font-weight="normal" officeooo:rsid="0017d0c9" officeooo:paragraph-rsid="0017d0c9" style:font-weight-asian="normal" style:font-weight-complex="normal"/>
    </style:style>
    <style:style style:name="P50" style:family="paragraph" style:parent-style-name="Standard" style:list-style-name="L2">
      <style:text-properties fo:font-weight="normal" officeooo:rsid="0018197a" officeooo:paragraph-rsid="0018197a" style:font-weight-asian="normal" style:font-weight-complex="normal"/>
    </style:style>
    <style:style style:name="P51" style:family="paragraph" style:parent-style-name="Standard" style:list-style-name="L2">
      <style:text-properties fo:font-weight="normal" officeooo:rsid="0019cf84" officeooo:paragraph-rsid="0019cf84" style:font-weight-asian="normal" style:font-weight-complex="normal"/>
    </style:style>
    <style:style style:name="P52" style:family="paragraph" style:parent-style-name="Standard" style:list-style-name="L2">
      <style:text-properties fo:font-weight="normal" officeooo:rsid="001a25ac" officeooo:paragraph-rsid="001a25ac" style:font-weight-asian="normal" style:font-weight-complex="normal"/>
    </style:style>
    <style:style style:name="P53" style:family="paragraph" style:parent-style-name="Standard" style:list-style-name="L2">
      <style:text-properties fo:font-weight="normal" officeooo:rsid="001b0d20" officeooo:paragraph-rsid="001b0d20" style:font-weight-asian="normal" style:font-weight-complex="normal"/>
    </style:style>
    <style:style style:name="P54" style:family="paragraph" style:parent-style-name="Standard" style:list-style-name="L2">
      <style:text-properties fo:font-weight="normal" officeooo:rsid="001b7e09" officeooo:paragraph-rsid="001b7e09" style:font-weight-asian="normal" style:font-weight-complex="normal"/>
    </style:style>
    <style:style style:name="P55" style:family="paragraph" style:parent-style-name="Standard" style:list-style-name="L2">
      <style:text-properties fo:font-weight="normal" officeooo:rsid="001c950c" officeooo:paragraph-rsid="001c950c" style:font-weight-asian="normal" style:font-weight-complex="normal"/>
    </style:style>
    <style:style style:name="P56" style:family="paragraph" style:parent-style-name="Standard" style:list-style-name="L2">
      <style:text-properties fo:font-weight="normal" officeooo:rsid="001e2466" officeooo:paragraph-rsid="001e2466" style:font-weight-asian="normal" style:font-weight-complex="normal"/>
    </style:style>
    <style:style style:name="P57" style:family="paragraph" style:parent-style-name="Standard" style:list-style-name="L2">
      <style:text-properties fo:font-weight="normal" officeooo:rsid="001e32b4" officeooo:paragraph-rsid="001e32b4" style:font-weight-asian="normal" style:font-weight-complex="normal"/>
    </style:style>
    <style:style style:name="P58" style:family="paragraph" style:parent-style-name="Standard" style:list-style-name="L2">
      <style:text-properties fo:font-weight="normal" officeooo:rsid="001f4e12" officeooo:paragraph-rsid="001f4e12" style:font-weight-asian="normal" style:font-weight-complex="normal"/>
    </style:style>
    <style:style style:name="P59" style:family="paragraph" style:parent-style-name="Standard" style:list-style-name="L2">
      <style:text-properties fo:font-weight="normal" officeooo:rsid="001fa3f1" officeooo:paragraph-rsid="001fa3f1" style:font-weight-asian="normal" style:font-weight-complex="normal"/>
    </style:style>
    <style:style style:name="P60" style:family="paragraph" style:parent-style-name="Standard" style:list-style-name="L2">
      <style:text-properties fo:font-weight="normal" officeooo:rsid="001faef2" officeooo:paragraph-rsid="001faef2" style:font-weight-asian="normal" style:font-weight-complex="normal"/>
    </style:style>
    <style:style style:name="P61" style:family="paragraph" style:parent-style-name="Standard" style:list-style-name="L2">
      <style:text-properties fo:font-weight="normal" officeooo:rsid="0020249d" officeooo:paragraph-rsid="0020249d" style:font-weight-asian="normal" style:font-weight-complex="normal"/>
    </style:style>
    <style:style style:name="P62" style:family="paragraph" style:parent-style-name="Standard" style:list-style-name="L2">
      <style:text-properties fo:font-weight="normal" officeooo:rsid="00219c18" officeooo:paragraph-rsid="00219c18" style:font-weight-asian="normal" style:font-weight-complex="normal"/>
    </style:style>
    <style:style style:name="P63" style:family="paragraph" style:parent-style-name="Standard" style:list-style-name="L2">
      <style:text-properties fo:font-weight="normal" officeooo:rsid="0021e64b" officeooo:paragraph-rsid="0021e64b" style:font-weight-asian="normal" style:font-weight-complex="normal"/>
    </style:style>
    <style:style style:name="P64" style:family="paragraph" style:parent-style-name="Standard" style:list-style-name="L2">
      <style:text-properties fo:font-weight="normal" officeooo:rsid="00238d58" officeooo:paragraph-rsid="00238d58" style:font-weight-asian="normal" style:font-weight-complex="normal"/>
    </style:style>
    <style:style style:name="P65" style:family="paragraph" style:parent-style-name="Standard" style:list-style-name="L2">
      <style:text-properties fo:font-weight="normal" officeooo:rsid="00239b10" officeooo:paragraph-rsid="00239b10" style:font-weight-asian="normal" style:font-weight-complex="normal"/>
    </style:style>
    <style:style style:name="P66" style:family="paragraph" style:parent-style-name="Standard" style:list-style-name="L2">
      <style:text-properties fo:font-weight="normal" officeooo:rsid="002496e8" officeooo:paragraph-rsid="002496e8" style:font-weight-asian="normal" style:font-weight-complex="normal"/>
    </style:style>
    <style:style style:name="P67" style:family="paragraph" style:parent-style-name="Standard" style:list-style-name="L2">
      <style:text-properties fo:font-weight="normal" officeooo:rsid="0026705e" officeooo:paragraph-rsid="0026705e" style:font-weight-asian="normal" style:font-weight-complex="normal"/>
    </style:style>
    <style:style style:name="P68" style:family="paragraph" style:parent-style-name="Standard" style:list-style-name="L2">
      <style:text-properties fo:font-weight="normal" officeooo:rsid="00286f19" officeooo:paragraph-rsid="00286f19" style:font-weight-asian="normal" style:font-weight-complex="normal"/>
    </style:style>
    <style:style style:name="P69" style:family="paragraph" style:parent-style-name="Standard" style:list-style-name="L2">
      <style:text-properties fo:font-weight="normal" officeooo:rsid="002a650e" officeooo:paragraph-rsid="002a650e" style:font-weight-asian="normal" style:font-weight-complex="normal"/>
    </style:style>
    <style:style style:name="P70" style:family="paragraph" style:parent-style-name="Standard" style:list-style-name="L2">
      <style:text-properties fo:font-weight="normal" officeooo:rsid="002b8d94" officeooo:paragraph-rsid="002b8d94" style:font-weight-asian="normal" style:font-weight-complex="normal"/>
    </style:style>
    <style:style style:name="P71" style:family="paragraph" style:parent-style-name="Standard" style:list-style-name="L2">
      <style:text-properties fo:font-weight="normal" officeooo:rsid="002cfe29" officeooo:paragraph-rsid="002cfe29" style:font-weight-asian="normal" style:font-weight-complex="normal"/>
    </style:style>
    <style:style style:name="P72" style:family="paragraph" style:parent-style-name="Standard" style:list-style-name="L2">
      <style:text-properties fo:font-weight="normal" officeooo:rsid="002de369" officeooo:paragraph-rsid="002de369" style:font-weight-asian="normal" style:font-weight-complex="normal"/>
    </style:style>
    <style:style style:name="P73" style:family="paragraph" style:parent-style-name="Standard" style:list-style-name="L2">
      <style:text-properties fo:font-weight="normal" officeooo:rsid="002dedfe" officeooo:paragraph-rsid="002dedfe" style:font-weight-asian="normal" style:font-weight-complex="normal"/>
    </style:style>
    <style:style style:name="P74" style:family="paragraph" style:parent-style-name="Standard" style:list-style-name="L2">
      <style:text-properties fo:font-weight="normal" officeooo:rsid="002f71e2" officeooo:paragraph-rsid="002f71e2" style:font-weight-asian="normal" style:font-weight-complex="normal"/>
    </style:style>
    <style:style style:name="P75" style:family="paragraph" style:parent-style-name="Standard">
      <style:text-properties fo:font-weight="normal" officeooo:rsid="002f71e2" officeooo:paragraph-rsid="002f71e2" style:font-weight-asian="normal" style:font-weight-complex="normal"/>
    </style:style>
    <style:style style:name="P76" style:family="paragraph" style:parent-style-name="Standard" style:list-style-name="L2">
      <style:text-properties fo:font-weight="normal" officeooo:rsid="002fd5b8" officeooo:paragraph-rsid="002fd5b8" style:font-weight-asian="normal" style:font-weight-complex="normal"/>
    </style:style>
    <style:style style:name="P77" style:family="paragraph" style:parent-style-name="Standard" style:list-style-name="L2">
      <style:text-properties fo:font-weight="normal" officeooo:rsid="002ff286" officeooo:paragraph-rsid="002ff286" style:font-weight-asian="normal" style:font-weight-complex="normal"/>
    </style:style>
    <style:style style:name="P78" style:family="paragraph" style:parent-style-name="Standard" style:list-style-name="L2">
      <style:text-properties fo:font-weight="normal" officeooo:rsid="0031c948" officeooo:paragraph-rsid="0031c948" style:font-weight-asian="normal" style:font-weight-complex="normal"/>
    </style:style>
    <style:style style:name="P79" style:family="paragraph" style:parent-style-name="Standard" style:list-style-name="L2">
      <style:text-properties fo:font-weight="normal" officeooo:rsid="0032064c" officeooo:paragraph-rsid="0032064c" style:font-weight-asian="normal" style:font-weight-complex="normal"/>
    </style:style>
    <style:style style:name="P80" style:family="paragraph" style:parent-style-name="Standard" style:list-style-name="L2">
      <style:text-properties fo:font-weight="normal" officeooo:rsid="003211a1" officeooo:paragraph-rsid="003211a1" style:font-weight-asian="normal" style:font-weight-complex="normal"/>
    </style:style>
    <style:style style:name="P81" style:family="paragraph" style:parent-style-name="Standard" style:list-style-name="L2">
      <style:text-properties fo:font-weight="normal" officeooo:rsid="00328082" officeooo:paragraph-rsid="00328082" style:font-weight-asian="normal" style:font-weight-complex="normal"/>
    </style:style>
    <style:style style:name="P82" style:family="paragraph" style:parent-style-name="Standard" style:list-style-name="L2">
      <style:text-properties fo:font-weight="normal" officeooo:rsid="00328082" officeooo:paragraph-rsid="0032c425" style:font-weight-asian="normal" style:font-weight-complex="normal"/>
    </style:style>
    <style:style style:name="P83" style:family="paragraph" style:parent-style-name="Standard" style:list-style-name="L2">
      <style:text-properties fo:font-weight="normal" officeooo:rsid="00338c91" officeooo:paragraph-rsid="00338c91" style:font-weight-asian="normal" style:font-weight-complex="normal"/>
    </style:style>
    <style:style style:name="P84" style:family="paragraph" style:parent-style-name="Standard" style:list-style-name="L2">
      <style:text-properties fo:font-weight="normal" officeooo:rsid="0034572b" officeooo:paragraph-rsid="0034572b" style:font-weight-asian="normal" style:font-weight-complex="normal"/>
    </style:style>
    <style:style style:name="T1" style:family="text">
      <style:text-properties officeooo:rsid="0003ba10"/>
    </style:style>
    <style:style style:name="T2" style:family="text">
      <style:text-properties officeooo:rsid="0007172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71722" style:font-weight-asian="bold" style:font-weight-complex="bold"/>
    </style:style>
    <style:style style:name="T5" style:family="text">
      <style:text-properties fo:font-weight="bold" officeooo:rsid="0032c425" style:font-weight-asian="bold" style:font-weight-complex="bold"/>
    </style:style>
    <style:style style:name="T6" style:family="text">
      <style:text-properties officeooo:rsid="000ab47a"/>
    </style:style>
    <style:style style:name="T7" style:family="text">
      <style:text-properties officeooo:rsid="00149a99"/>
    </style:style>
    <style:style style:name="T8" style:family="text">
      <style:text-properties officeooo:rsid="0014cdb5"/>
    </style:style>
    <style:style style:name="T9" style:family="text">
      <style:text-properties officeooo:rsid="0017b9c2"/>
    </style:style>
    <style:style style:name="T10" style:family="text">
      <style:text-properties officeooo:rsid="0019cf84"/>
    </style:style>
    <style:style style:name="T11" style:family="text">
      <style:text-properties officeooo:rsid="001e2466"/>
    </style:style>
    <style:style style:name="T12" style:family="text">
      <style:text-properties officeooo:rsid="001faef2"/>
    </style:style>
    <style:style style:name="T13" style:family="text">
      <style:text-properties officeooo:rsid="0020249d"/>
    </style:style>
    <style:style style:name="T14" style:family="text">
      <style:text-properties officeooo:rsid="00219c18"/>
    </style:style>
    <style:style style:name="T15" style:family="text">
      <style:text-properties officeooo:rsid="002cfe29"/>
    </style:style>
    <style:style style:name="T16" style:family="text">
      <style:text-properties fo:font-weight="normal" officeooo:rsid="002cfe29" style:font-weight-asian="normal" style:font-weight-complex="normal"/>
    </style:style>
    <style:style style:name="T17" style:family="text">
      <style:text-properties officeooo:rsid="002f71e2"/>
    </style:style>
    <style:style style:name="T18" style:family="text">
      <style:text-properties officeooo:rsid="002ff286"/>
    </style:style>
    <style:style style:name="T19" style:family="text">
      <style:text-properties officeooo:rsid="0032c425"/>
    </style:style>
    <style:style style:name="T20" style:family="text">
      <style:text-properties officeooo:rsid="00338c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ison1 – ep1 – été 191<text:span text:style-name="T8">9</text:span></text:p>
      <text:list xml:id="list1210248036457966057" text:style-name="L1">
        <text:list-item>
          <text:p text:style-name="P5">Valérien amène 2 truites</text:p>
        </text:list-item>
        <text:list-item>
          <text:p text:style-name="P5">Valérien insoumis</text:p>
        </text:list-item>
        <text:list-item>
          <text:p text:style-name="P5">Marie de Rosanna Bouchard:</text:p>
        </text:list-item>
        <text:list-item>
          <text:p text:style-name="P5"><text:tab/>Antoine St-Cyr</text:p>
        </text:list-item>
        <text:list-item>
          <text:p text:style-name="P5"><text:tab/>mort le 14 oct 1912 à 36 ans</text:p>
        </text:list-item>
        <text:list-item>
          <text:p text:style-name="P5">Antoinette à cousine à Montmorency <text:span text:style-name="T1">elle travaille dans une shop</text:span></text:p>
        </text:list-item>
        <text:list-item>
          <text:p text:style-name="P5">Juliette a été blessée dans sa vanité</text:p>
        </text:list-item>
        <text:list-item>
          <text:p text:style-name="P5">Yvon va accrocher son fanal</text:p>
        </text:list-item>
        <text:list-item>
          <text:p text:style-name="P5">RoseAnna veut 50 cent par jour</text:p>
        </text:list-item>
        <text:list-item>
          <text:p text:style-name="P5">Antoinette a 22 ans et parle anglais</text:p>
        </text:list-item>
        <text:list-item>
          <text:p text:style-name="P5">Juliette a 20 ans</text:p>
        </text:list-item>
        <text:list-item>
          <text:p text:style-name="P5">Il n’est pas bon que l’homme vive seul… la femme non plus</text:p>
        </text:list-item>
        <text:list-item>
          <text:p text:style-name="P5">Lionel pourrait travailler pour un villégiateur <text:span text:style-name="T1">comme chauffeur</text:span></text:p>
        </text:list-item>
        <text:list-item>
          <text:p text:style-name="P5">Philibert va accrocher son fanal</text:p>
        </text:list-item>
        <text:list-item>
          <text:p text:style-name="P6">MacPherson kilt bleu a été dans les highlander</text:p>
        </text:list-item>
        <text:list-item>
          <text:p text:style-name="P6">Il a vu bin des affaires</text:p>
        </text:list-item>
        <text:list-item>
          <text:p text:style-name="P6">Plein comme un oeuf a 2 jaunes</text:p>
        </text:list-item>
        <text:list-item>
          <text:p text:style-name="P6">Médailles à Rimouski pour Jean Brillant</text:p>
        </text:list-item>
        <text:list-item>
          <text:p text:style-name="P6">Elle pourrait se tailler 3 manteaux d’hiver dans la jupe à MacPherson</text:p>
        </text:list-item>
        <text:list-item>
          <text:p text:style-name="P6">Lionel est allé jeunessé dans le rang à Siméon Desrosiers</text:p>
        </text:list-item>
        <text:list-item>
          <text:p text:style-name="P8">– ep2 --</text:p>
        </text:list-item>
      </text:list>
      <text:list xml:id="list5201339351048087008" text:style-name="L2">
        <text:list-item>
          <text:p text:style-name="P7">Lionel a envie de </text:p>
        </text:list-item>
        <text:list-item>
          <text:p text:style-name="P7">Lionel aime les patentes</text:p>
        </text:list-item>
        <text:list-item>
          <text:p text:style-name="P7">Lionel va patenter une machine pour pomper l’eau</text:p>
        </text:list-item>
        <text:list-item>
          <text:p text:style-name="P7">Elles vont travailler commenengagères</text:p>
        </text:list-item>
        <text:list-item>
          <text:p text:style-name="P7">Blé avoine</text:p>
        </text:list-item>
        <text:list-item>
          <text:p text:style-name="P7">Il aurait dû entrer dans l’armée pour chauffer des chars</text:p>
        </text:list-item>
        <text:list-item>
          <text:p text:style-name="P7">Antoinette arrive… les côtes sont raides</text:p>
        </text:list-item>
        <text:list-item>
          <text:p text:style-name="P7">Elle est slaquée parce que la guerre est finie</text:p>
        </text:list-item>
        <text:list-item>
          <text:p text:style-name="P7">Elle peut travailler chez les Davis</text:p>
        </text:list-item>
        <text:list-item>
          <text:p text:style-name="P7">elle les traites de membres inutiles</text:p>
        </text:list-item>
        <text:list-item>
          <text:p text:style-name="P7">Ticoune va ramasser des fraises</text:p>
        </text:list-item>
        <text:list-item>
          <text:p text:style-name="P30">Elle n’a jamais attaché persone, sauf pour nécessité</text:p>
        </text:list-item>
        <text:list-item>
          <text:p text:style-name="P30">Yvon lui a fait faire un sault dans le poulailler</text:p>
        </text:list-item>
        <text:list-item>
          <text:p text:style-name="P30">MacPherson parle anglais comme une vache espagnole</text:p>
        </text:list-item>
        <text:list-item>
          <text:p text:style-name="P30">Un brock = </text:p>
        </text:list-item>
        <text:list-item>
          <text:p text:style-name="P30">Yvon est parti un peu moins de 2 ans</text:p>
        </text:list-item>
        <text:list-item>
          <text:p text:style-name="P30">L’hiver on jongle</text:p>
        </text:list-item>
        <text:list-item>
          <text:p text:style-name="P30">Y’a rien qui va vite</text:p>
        </text:list-item>
        <text:list-item>
          <text:p text:style-name="P30">Marie des neiges est contente que Yvon soit revenu</text:p>
        </text:list-item>
        <text:list-item>
          <text:p text:style-name="P30">Si ces filles ne se casent pas cet été il va falloir vendre la terre</text:p>
        </text:list-item>
        <text:list-item>
          <text:p text:style-name="P31">Lionel aimerait que Yvon épouse Juliette pour qu’il prenne la terre</text:p>
        </text:list-item>
        <text:list-item>
          <text:p text:style-name="P31">Valérien n’aime pas attendre. C’est pour ça qu’il a pris le bord du bois</text:p>
        </text:list-item>
        <text:list-item>
          <text:p text:style-name="P31">Valérien aimerait avoir son amnistie</text:p>
        </text:list-item>
        <text:list-item>
          <text:p text:style-name="P31"><text:soft-page-break/>Il aimerait aller au Saguenay pour les barrages</text:p>
        </text:list-item>
        <text:list-item>
          <text:p text:style-name="P9">--<text:span text:style-name="T2">ép3--</text:span></text:p>
        </text:list-item>
        <text:list-item>
          <text:p text:style-name="P33">Les libéraux sont l`depuis 1917</text:p>
        </text:list-item>
        <text:list-item>
          <text:p text:style-name="P33">La loi des chamins que les libéraux ont créés</text:p>
        </text:list-item>
        <text:list-item>
          <text:p text:style-name="P33">Le curé est contre le matérialisme</text:p>
        </text:list-item>
        <text:list-item>
          <text:p text:style-name="P33">Valérien = mouton noir, insoumis</text:p>
        </text:list-item>
        <text:list-item>
          <text:p text:style-name="P33">Lorsque les squatteurs sont arrivés, Valérien a pris le bois de la montagne noir</text:p>
        </text:list-item>
        <text:list-item>
          <text:p text:style-name="P33">JA est mal à l’aide Valérien pr à Yvon</text:p>
        </text:list-item>
        <text:list-item>
          <text:p text:style-name="P33">JA Veut que le curé aille à Québec</text:p>
        </text:list-item>
        <text:list-item>
          <text:p text:style-name="P33">Si il fait ça, c’est pour un gars de la paroisse</text:p>
        </text:list-item>
        <text:list-item>
          <text:p text:style-name="P33">Nappe carottée jaune et blanche</text:p>
        </text:list-item>
        <text:list-item>
          <text:p text:style-name="P33">Il y’a parade à Montréal, YL et MacP y vont</text:p>
        </text:list-item>
        <text:list-item>
          <text:p text:style-name="P33">MacP vient de Matane mais n’ira pas. Il va travailler chez JA</text:p>
        </text:list-item>
        <text:list-item>
          <text:p text:style-name="P33">Si il respecte les filles, les femmes mariés MacP peut revenir</text:p>
        </text:list-item>
        <text:list-item>
          <text:p text:style-name="P33">Elle lui lance un sceau d’eau</text:p>
        </text:list-item>
        <text:list-item>
          <text:p text:style-name="P34">RA ne comprend pas pourquoi les riches aiment le frottage</text:p>
        </text:list-item>
        <text:list-item>
          <text:p text:style-name="P34">Barda</text:p>
        </text:list-item>
        <text:list-item>
          <text:p text:style-name="P34">George-aimé = Ticoune</text:p>
        </text:list-item>
        <text:list-item>
          <text:p text:style-name="P34">Le bienfaiteur protège Ti-Coune</text:p>
        </text:list-item>
        <text:list-item>
          <text:p text:style-name="P34">Une pension tout les 3 mois charité chrétienne</text:p>
        </text:list-item>
        <text:list-item>
          <text:p text:style-name="P34">Déshérité</text:p>
        </text:list-item>
        <text:list-item>
          <text:p text:style-name="P34">Lorsque qqun fait de la boucane, elle pense à Antoine</text:p>
        </text:list-item>
        <text:list-item>
          <text:p text:style-name="P34">Valérien va connaitre son pardon, RA doit se marier</text:p>
        </text:list-item>
        <text:list-item>
          <text:p text:style-name="P34">JA le plus gros cultivateur de la paroisse</text:p>
        </text:list-item>
        <text:list-item>
          <text:p text:style-name="P35">Elle va avoir affaire à sa soutane</text:p>
        </text:list-item>
        <text:list-item>
          <text:p text:style-name="P35">Ele perd la tête quand un homme fait de la boucane</text:p>
        </text:list-item>
        <text:list-item>
          <text:p text:style-name="P35">32000 hommes sont insoumis</text:p>
        </text:list-item>
        <text:list-item>
          <text:p text:style-name="P35">5 ou 10 piastre<text:span text:style-name="T6">s</text:span> pour son pardon</text:p>
        </text:list-item>
        <text:list-item>
          <text:p text:style-name="P32"><text:span text:style-name="T3">--</text:span><text:span text:style-name="T4">ép4--</text:span></text:p>
        </text:list-item>
        <text:list-item>
          <text:p text:style-name="P36">Yvon veut de l’affection de Juliette</text:p>
        </text:list-item>
        <text:list-item>
          <text:p text:style-name="P36">Juliette est engagère chez le Notaire Fournier</text:p>
        </text:list-item>
        <text:list-item>
          <text:p text:style-name="P36">RA demande à Yvon si Montréal est gros</text:p>
        </text:list-item>
        <text:list-item>
          <text:p text:style-name="P36">Montréal est 100 fois gros comme la paroisse selon Yvon</text:p>
        </text:list-item>
        <text:list-item>
          <text:p text:style-name="P36">Une soirée dépareillée – Expression de RA</text:p>
        </text:list-item>
        <text:list-item>
          <text:p text:style-name="P36">Antoinette étrive Valérien</text:p>
        </text:list-item>
        <text:list-item>
          <text:p text:style-name="P36">Antoinette a le défaut de vouloir dominer son prochain</text:p>
        </text:list-item>
        <text:list-item>
          <text:p text:style-name="P37">Ils mettraient toute leur force à tirer du poignet</text:p>
        </text:list-item>
        <text:list-item>
          <text:p text:style-name="P37">Madame Savary avait du goût pour la décoration</text:p>
        </text:list-item>
        <text:list-item>
          <text:p text:style-name="P37">L’avocat Savary a perdu sa femme et ces 2 filles par la Grippe Espagnole</text:p>
        </text:list-item>
        <text:list-item>
          <text:p text:style-name="P37">Lieutenant Raoul a été blessé gravement en Europe</text:p>
        </text:list-item>
        <text:list-item>
          <text:p text:style-name="P37">La soeur Marie-Louise est une parente de la femme de Savary</text:p>
        </text:list-item>
        <text:list-item>
          <text:p text:style-name="P37">Le 11 novembre la guerre a été terminée</text:p>
        </text:list-item>
        <text:list-item>
          <text:p text:style-name="P37">Abbé Chouinard est le nom du curé</text:p>
        </text:list-item>
        <text:list-item>
          <text:p text:style-name="P37">Raoul lit la Montréal Gazette</text:p>
        </text:list-item>
        <text:list-item>
          <text:p text:style-name="P37">L’Omer Gouin a une politique de grand chemin</text:p>
        </text:list-item>
        <text:list-item>
          <text:p text:style-name="P37"><text:soft-page-break/>Le chemin de fer est le seul moyen de transport</text:p>
        </text:list-item>
        <text:list-item>
          <text:p text:style-name="P37">Amende à 250$ minimum</text:p>
        </text:list-item>
        <text:list-item>
          <text:p text:style-name="P38">Amende du Cabinet Borden</text:p>
        </text:list-item>
        <text:list-item>
          <text:p text:style-name="P38">L’avenir s’annonce ll right selon Raoul</text:p>
        </text:list-item>
        <text:list-item>
          <text:p text:style-name="P10">--ép5--</text:p>
        </text:list-item>
        <text:list-item>
          <text:p text:style-name="P38">Valérien trouve que Antoinette a rien à montrer</text:p>
        </text:list-item>
        <text:list-item>
          <text:p text:style-name="P38">Batême – Expression de Valérien</text:p>
        </text:list-item>
        <text:list-item>
          <text:p text:style-name="P38">Jongler – Réfléchir</text:p>
        </text:list-item>
        <text:list-item>
          <text:p text:style-name="P38">Le curé n’approve pas la désobhéissante de Valérie</text:p>
        </text:list-item>
        <text:list-item>
          <text:p text:style-name="P39">Pas de conflit depuis 1812 avec les américains</text:p>
        </text:list-item>
        <text:list-item>
          <text:p text:style-name="P39">JA a des biens en terre, bêtes à cornes forêts et machines</text:p>
        </text:list-item>
        <text:list-item>
          <text:p text:style-name="P39">JA ne trouve pas qui pourrait chauffer son camion</text:p>
        </text:list-item>
        <text:list-item>
          <text:p text:style-name="P39">Zidore à 9 enfants</text:p>
        </text:list-item>
        <text:list-item>
          <text:p text:style-name="P39">Vaillance serait prête à faire une neuvaine pour que mémère aille chez RA</text:p>
        </text:list-item>
        <text:list-item>
          <text:p text:style-name="P39">Si Zidore ne sacre pas pendant 9 jours, mémère peut aller chez RA</text:p>
        </text:list-item>
        <text:list-item>
          <text:p text:style-name="P39">Maudit démon – Patoi de Valérien et Lionel</text:p>
        </text:list-item>
        <text:list-item>
          <text:p text:style-name="P40">Valérien est un chien pas de médaille</text:p>
        </text:list-item>
        <text:list-item>
          <text:p text:style-name="P11">--ép6--</text:p>
        </text:list-item>
        <text:list-item>
          <text:p text:style-name="P40">Ces court-pointe sot dans la malle pesnte</text:p>
        </text:list-item>
        <text:list-item>
          <text:p text:style-name="P40">Zidore a peur ue les chemises de Lionel finissent en courte-pointe</text:p>
        </text:list-item>
        <text:list-item>
          <text:p text:style-name="P40">RA veut donner des pots de fraises des champs à Zidore</text:p>
        </text:list-item>
        <text:list-item>
          <text:p text:style-name="P40">Mémère habite chez Zidore depuis 15 ans</text:p>
        </text:list-item>
        <text:list-item>
          <text:p text:style-name="P40">Vaillance c’est la vraie petite fille de mémère</text:p>
        </text:list-item>
        <text:list-item>
          <text:p text:style-name="P41">Alexandrine veut réformer le monde</text:p>
        </text:list-item>
        <text:list-item>
          <text:p text:style-name="P41">On attrape plus facilement des mouches avec du meil que du vinaigre</text:p>
        </text:list-item>
        <text:list-item>
          <text:p text:style-name="P41">Le notaire est contre le droit de vote des femmes</text:p>
        </text:list-item>
        <text:list-item>
          <text:p text:style-name="P41">Le notaire veut que les femmes boycottent les élections</text:p>
        </text:list-item>
        <text:list-item>
          <text:p text:style-name="P41">Les suffragettes</text:p>
        </text:list-item>
        <text:list-item>
          <text:p text:style-name="P41">Félix Gabriel Marchand et son ministère de l’instruction publique</text:p>
        </text:list-item>
        <text:list-item>
          <text:p text:style-name="P41">Mémère Bouchard a plus de 92 ans</text:p>
        </text:list-item>
        <text:list-item>
          <text:p text:style-name="P41">Elle avait 4 ans quand fut proclamé l’union des 2 canada</text:p>
        </text:list-item>
        <text:list-item>
          <text:p text:style-name="P41">La vieille snrow</text:p>
        </text:list-item>
        <text:list-item>
          <text:p text:style-name="P41">La vieille chipie</text:p>
        </text:list-item>
        <text:list-item>
          <text:p text:style-name="P42">Vieille maudite</text:p>
        </text:list-item>
        <text:list-item>
          <text:p text:style-name="P41">Boisson = Miquelon</text:p>
        </text:list-item>
        <text:list-item>
          <text:p text:style-name="P42">Mémère veut une petite ponce</text:p>
        </text:list-item>
        <text:list-item>
          <text:p text:style-name="P42">Olivier le quasi-prêtre est au séminaire</text:p>
        </text:list-item>
        <text:list-item>
          <text:p text:style-name="P42">Ils ont eu 2 flats pour arriver à la Malbaie</text:p>
        </text:list-item>
        <text:list-item>
          <text:p text:style-name="P42">L’humour de Ben est en récession</text:p>
        </text:list-item>
        <text:list-item>
          <text:p text:style-name="P42">La bourse prend des nerf, de la jugeotte</text:p>
        </text:list-item>
        <text:list-item>
          <text:p text:style-name="P42">Ben – Qui m’aiment me suivent</text:p>
        </text:list-item>
        <text:list-item>
          <text:p text:style-name="P42">RA demande à Lionel pourquoi il a brossé à la place d’aller porter ces 2 soeurs</text:p>
        </text:list-item>
        <text:list-item>
          <text:p text:style-name="P42">Lionel ne veut pas être l’homme sur a terre. Il veut que ces soeurs se décident</text:p>
        </text:list-item>
        <text:list-item>
          <text:p text:style-name="P42">Elle veut savoir quand est-ce qu’il se marie</text:p>
        </text:list-item>
        <text:list-item>
          <text:p text:style-name="P42">Y’a des bien bonnes filles dans la parosse</text:p>
        </text:list-item>
        <text:list-item>
          <text:p text:style-name="P12"><text:soft-page-break/>--<text:span text:style-name="T7">ép7--</text:span></text:p>
        </text:list-item>
        <text:list-item>
          <text:p text:style-name="P43">Pourquoi les hommes sortent sur le perron lorsque le curé dit sont sermon</text:p>
        </text:list-item>
        <text:list-item>
          <text:p text:style-name="P43">Ben di que Juliette est franche. C’est une qualité rare chez les femmes</text:p>
        </text:list-item>
        <text:list-item>
          <text:p text:style-name="P43">La femme célibataire manque trop d’expérience pour éprouver ces opinions</text:p>
        </text:list-item>
        <text:list-item>
          <text:p text:style-name="P45">Ti-coune aime les bêtes à patates</text:p>
        </text:list-item>
        <text:list-item>
          <text:p text:style-name="P45">La femme du notaire toussotte lorsque le notaire fume</text:p>
        </text:list-item>
        <text:list-item>
          <text:p text:style-name="P45">L’université Laval à MTL devient l’université de MTL</text:p>
        </text:list-item>
        <text:list-item>
          <text:p text:style-name="P45">en 1872 les jésuite ont voulu fonder une université à MTL et mgr Laval s’en est plaint</text:p>
        </text:list-item>
        <text:list-item>
          <text:p text:style-name="P44"><text:s/><text:span text:style-name="T8">MGR Taschereau <text:s/>Québec et MGR Bourget à MTL</text:span></text:p>
        </text:list-item>
        <text:list-item>
          <text:p text:style-name="P45">Ti-Coune prend soin de toute et prend soin de sa personne</text:p>
        </text:list-item>
        <text:list-item>
          <text:p text:style-name="P45">Mémère a 92 ans</text:p>
        </text:list-item>
        <text:list-item>
          <text:p text:style-name="P46">À quoi ça sert de jongler???</text:p>
        </text:list-item>
        <text:list-item>
          <text:p text:style-name="P46">Depuis que Benoit est revenu de la guerre, il ne parle que des changements</text:p>
        </text:list-item>
        <text:list-item>
          <text:p text:style-name="P13">--<text:span text:style-name="T9">ép8--</text:span></text:p>
        </text:list-item>
        <text:list-item>
          <text:p text:style-name="P47">Gare de Cap-aux-oies</text:p>
        </text:list-item>
        <text:list-item>
          <text:p text:style-name="P47">JA va acheter deux camion</text:p>
        </text:list-item>
        <text:list-item>
          <text:p text:style-name="P47">Charles Édouard pilon et Simon Lacombe vont s’acheter un camion</text:p>
        </text:list-item>
        <text:list-item>
          <text:p text:style-name="P47">Il va installer son garage dans la forge</text:p>
        </text:list-item>
        <text:list-item>
          <text:p text:style-name="P47">Le garage sera ouvert le dimanche 1 heure après la grand messes seulement… la gaz. Excepté le vendredi saint, le jour de pâques et le lundi suivant.</text:p>
        </text:list-item>
        <text:list-item>
          <text:p text:style-name="P47">Olivier prend un scotch&amp;soda</text:p>
        </text:list-item>
        <text:list-item>
          <text:p text:style-name="P48">Alex doute des convictions d’Olivier</text:p>
        </text:list-item>
        <text:list-item>
          <text:p text:style-name="P14">--<text:span text:style-name="T9">ép9--</text:span></text:p>
        </text:list-item>
        <text:list-item>
          <text:p text:style-name="P49">Ben trouve que c’est trop tranquille, ça manque de canons</text:p>
        </text:list-item>
        <text:list-item>
          <text:p text:style-name="P49">RA est venu voir si les framboises étaient mûres</text:p>
        </text:list-item>
        <text:list-item>
          <text:p text:style-name="P49">JA est venu voir si il y’avait des ours</text:p>
        </text:list-item>
        <text:list-item>
          <text:p text:style-name="P49">Alex donne un conseille à Juliette… C’est d’être parfaite</text:p>
        </text:list-item>
        <text:list-item>
          <text:p text:style-name="P50">Olivier se dédie à l’action sociale</text:p>
        </text:list-item>
        <text:list-item>
          <text:p text:style-name="P15">--<text:span text:style-name="T10">ép10--</text:span></text:p>
        </text:list-item>
        <text:list-item>
          <text:p text:style-name="P51">JA est protégé contre tout, sauf la volonté de dieux</text:p>
        </text:list-item>
        <text:list-item>
          <text:p text:style-name="P51">Le Notaire est une vrai bleu</text:p>
        </text:list-item>
        <text:list-item>
          <text:p text:style-name="P51">Le gouvernement de M. Gouin a fondé le ministère de la voirie</text:p>
        </text:list-item>
        <text:list-item>
          <text:p text:style-name="P51">RA veut retirer ces filles engagères pour les foins</text:p>
        </text:list-item>
        <text:list-item>
          <text:p text:style-name="P52">Sépultre blanchi – Judas Escariote – Couleuvre</text:p>
        </text:list-item>
        <text:list-item>
          <text:p text:style-name="P52">Caluron --- le chapeau à MacPherson</text:p>
        </text:list-item>
        <text:list-item>
          <text:p text:style-name="P52">Le roi d’Angleterre et MacPherson donnent sa jupe à RA</text:p>
        </text:list-item>
        <text:list-item>
          <text:p text:style-name="P16">--ép11--</text:p>
        </text:list-item>
        <text:list-item>
          <text:p text:style-name="P53">Notaire n’est pas content cas sa femme dit coco</text:p>
        </text:list-item>
        <text:list-item>
          <text:p text:style-name="P54">à la barre du jour – Lever du soleil</text:p>
        </text:list-item>
        <text:list-item>
          <text:p text:style-name="P54">JA et Yvon font le pré</text:p>
        </text:list-item>
        <text:list-item>
          <text:p text:style-name="P54">Le moins tu demande aux autre, le mieux tu te porte</text:p>
        </text:list-item>
        <text:list-item>
          <text:p text:style-name="P54">Cyprien Dufour et Marie-Thérèse</text:p>
        </text:list-item>
        <text:list-item>
          <text:p text:style-name="P54">Les paroissiens occupent le curé mais ne le distraient pas</text:p>
        </text:list-item>
        <text:list-item>
          <text:p text:style-name="P54">Ils sont tellement occupés, qu’ils oublient de mourir</text:p>
        </text:list-item>
        <text:list-item>
          <text:p text:style-name="P54">Couleur de la voiture du notaire: Orange brûlée</text:p>
        </text:list-item>
        <text:list-item>
          <text:p text:style-name="P55"><text:soft-page-break/>Angelus: Cloche de midi à l’église</text:p>
        </text:list-item>
        <text:list-item>
          <text:p text:style-name="P55">Le notaire et le curé ont en commun l’apprentissage du Latin</text:p>
        </text:list-item>
        <text:list-item>
          <text:p text:style-name="P55">Le latin est un soutien contre l’isolement et le désespoir</text:p>
        </text:list-item>
        <text:list-item>
          <text:p text:style-name="P55">Chacun porte le fardeau du péché originel</text:p>
        </text:list-item>
        <text:list-item>
          <text:p text:style-name="P56">JA lui fait penser à Antoine côté responsabilité</text:p>
        </text:list-item>
        <text:list-item>
          <text:p text:style-name="P17">--ép1<text:span text:style-name="T11">2</text:span>--</text:p>
        </text:list-item>
        <text:list-item>
          <text:p text:style-name="P57">Le coq a beau chanter mais il finit dans le bouilli</text:p>
        </text:list-item>
        <text:list-item>
          <text:p text:style-name="P57">Il y’a autant de courage à se cacher dans le bois que d’aller dans l’armée</text:p>
        </text:list-item>
        <text:list-item>
          <text:p text:style-name="P57">Galarneau: Soleil</text:p>
        </text:list-item>
        <text:list-item>
          <text:p text:style-name="P57">Raoul Savary l’ami de Ben Fournier</text:p>
        </text:list-item>
        <text:list-item>
          <text:p text:style-name="P18">--ép13--</text:p>
        </text:list-item>
        <text:list-item>
          <text:p text:style-name="P57">Le bénédicité pour le garage</text:p>
        </text:list-item>
        <text:list-item>
          <text:p text:style-name="P58">Finasser une prière – inventer une prière</text:p>
        </text:list-item>
        <text:list-item>
          <text:p text:style-name="P58">Le 28 juin 1919 le traité de paix a été ratifié</text:p>
        </text:list-item>
        <text:list-item>
          <text:p text:style-name="P58">Le montant global des réparations de la guerre, 20 milliards de Mark devra être versé avant le 1er mai 1921 par l’Allemagne entre 125 et 150 milliard de Mark*or</text:p>
        </text:list-item>
        <text:list-item>
          <text:p text:style-name="P58">La france compte sur le paiement de l’Allemagne pour stabiliser son déficit budgétaire et la valeur du franc</text:p>
        </text:list-item>
        <text:list-item>
          <text:p text:style-name="P58">Mark my word – Expression de Ben Fournier</text:p>
        </text:list-item>
        <text:list-item>
          <text:p text:style-name="P59">Il suffit que tout soit bien fait et Notaire est satisfait</text:p>
        </text:list-item>
        <text:list-item>
          <text:p text:style-name="P59">Dimanche le 8 août 1919, bénédiction de la pompe à gaz</text:p>
        </text:list-item>
        <text:list-item>
          <text:p text:style-name="P59">Olivier Cyprien Gédéon Amédé Fournier est le grand père de Cyprien fournier avait une terre de la ligne <text:span text:style-name="T13">près de Théodore Gagnon</text:span></text:p>
        </text:list-item>
        <text:list-item>
          <text:p text:style-name="P59">La connaissance de la paroisse JA doit-être donné en exemple</text:p>
        </text:list-item>
        <text:list-item>
          <text:p text:style-name="P59">Il va avoir plenty de nourriture</text:p>
        </text:list-item>
        <text:list-item>
          <text:p text:style-name="P59"><text:span text:style-name="T12">Madame Fournier </text:span>lit un roman de Nartille, un grand écrivain français</text:p>
        </text:list-item>
        <text:list-item>
          <text:p text:style-name="P60">Paroles de madema fournier</text:p>
          <text:list>
            <text:list-item>
              <text:p text:style-name="P60">Si tu lis tu ne seras jamais seul</text:p>
            </text:list-item>
            <text:list-item>
              <text:p text:style-name="P60">Livre: compgnon des plus fidèle</text:p>
            </text:list-item>
            <text:list-item>
              <text:p text:style-name="P60">La vie c’est un long voyage pour une femme</text:p>
            </text:list-item>
          </text:list>
        </text:list-item>
        <text:list-item>
          <text:p text:style-name="P19">--ép14--</text:p>
        </text:list-item>
        <text:list-item>
          <text:p text:style-name="P60">J.A. Lavoie Gaz flat auto repairs, réparation de chars</text:p>
        </text:list-item>
        <text:list-item>
          <text:p text:style-name="P60">RA s’est marié en 1885 avec Antoine en haut de St-Urbain et le soir elle a fait Antoinette</text:p>
        </text:list-item>
        <text:list-item>
          <text:p text:style-name="P60">Le curé n’est pas achalant en ce qui concerne les fêtes</text:p>
        </text:list-item>
        <text:list-item>
          <text:p text:style-name="P60">Assurer le développement et la richesse de la paroisse</text:p>
        </text:list-item>
        <text:list-item>
          <text:p text:style-name="P60">Le député ne peut pas partir avant d’avoir coupé le ruban</text:p>
        </text:list-item>
        <text:list-item>
          <text:p text:style-name="P61">Lionel a réparé le gramophone</text:p>
        </text:list-item>
        <text:list-item>
          <text:p text:style-name="P61">Il a déchiré son discours pour permettre le cérémonie de continuer</text:p>
        </text:list-item>
        <text:list-item>
          <text:p text:style-name="P61">Dimanche du 26 juillet 1919 la fête de Ste-Anne, patronne principale de la province de Québec</text:p>
        </text:list-item>
        <text:list-item>
          <text:p text:style-name="P61">Ce nouvel outil ne tombe jamais entre les mains du démon et détruise nos belles paroisses</text:p>
        </text:list-item>
        <text:list-item>
          <text:p text:style-name="P61">C’est MacPherson qui conduit la voiture du notaire Fournier</text:p>
        </text:list-item>
        <text:list-item>
          <text:p text:style-name="P61">Un flat lors de l’inauguration… C’est la bone Ste-Anne</text:p>
        </text:list-item>
        <text:list-item>
          <text:p text:style-name="P20">--<text:span text:style-name="T14">ép15--</text:span></text:p>
        </text:list-item>
        <text:list-item>
          <text:p text:style-name="P62">Les gars avaient des fanfreluches sur les épaules</text:p>
        </text:list-item>
        <text:list-item>
          <text:p text:style-name="P63">Raoul a dit que Juliette avait de jolis yeux</text:p>
        </text:list-item>
        <text:list-item>
          <text:p text:style-name="P63"><text:soft-page-break/>Juliette à 20 ans</text:p>
        </text:list-item>
        <text:list-item>
          <text:p text:style-name="P63">Ils entendaient RA se lamenter d’amour les soirs de bon vent</text:p>
        </text:list-item>
        <text:list-item>
          <text:p text:style-name="P63">Alexandrine est aussi belle qu’une statue de plâtre</text:p>
        </text:list-item>
        <text:list-item>
          <text:p text:style-name="P64">C’est péché mortel d’être orgueilleuse à 92 ans</text:p>
        </text:list-item>
        <text:list-item>
          <text:p text:style-name="P64">Si mémère haïs autant Zidore c’est qu’elle est en bonne santé</text:p>
        </text:list-item>
        <text:list-item>
          <text:p text:style-name="P64">Zidore veut entrer dans la ligue de tempérance</text:p>
        </text:list-item>
        <text:list-item>
          <text:p text:style-name="P65">RA a fait des Marie-fendues à Lionel: Pain frit avec mélasse (queues de castor)</text:p>
        </text:list-item>
        <text:list-item>
          <text:p text:style-name="P21">--ép16--</text:p>
        </text:list-item>
        <text:list-item>
          <text:p text:style-name="P66">Roman de Alphonse de la martine</text:p>
        </text:list-item>
        <text:list-item>
          <text:p text:style-name="P66">Le notaire aime que chaque choses et chaque personne soient à sa place</text:p>
        </text:list-item>
        <text:list-item>
          <text:p text:style-name="P66">Yvon va attendre Juliette au petit qui</text:p>
        </text:list-item>
        <text:list-item>
          <text:p text:style-name="P66">Raoul cherche du feu et demande à Juliette</text:p>
        </text:list-item>
        <text:list-item>
          <text:p text:style-name="P22">--ép17--</text:p>
        </text:list-item>
        <text:list-item>
          <text:p text:style-name="P66">à l’âge de juliette RA avait déjà 2 enfants</text:p>
        </text:list-item>
        <text:list-item>
          <text:p text:style-name="P67">Il faut de jeunes prêtres pour évangéliser les villes</text:p>
        </text:list-item>
        <text:list-item>
          <text:p text:style-name="P67">Raoul a été blessé au bras à Courcelette</text:p>
        </text:list-item>
        <text:list-item>
          <text:p text:style-name="P67">Verdun c’était la bataille de Maréchal Pétin</text:p>
        </text:list-item>
        <text:list-item>
          <text:p text:style-name="P67">Antoinette va à québec p<text:span text:style-name="T15">--ép19--</text:span>our trouver une meilleure job</text:p>
        </text:list-item>
        <text:list-item>
          <text:p text:style-name="P67">Elle aimerait travailler 48 heures par semaine avec les dimanches de congé</text:p>
        </text:list-item>
        <text:list-item>
          <text:p text:style-name="P67">Raoul mangers une omelette au lard avec graisse de roties</text:p>
        </text:list-item>
        <text:list-item>
          <text:p text:style-name="P67">Raoul a étudié pour être avocat</text:p>
        </text:list-item>
        <text:list-item>
          <text:p text:style-name="P67">La mère de Raoul et ces 2 soeurs sont morts en 1917 de la grippe Espagnole</text:p>
        </text:list-item>
        <text:list-item>
          <text:p text:style-name="P67">Raoul a une vis d’argent dans le bras</text:p>
        </text:list-item>
        <text:list-item>
          <text:p text:style-name="P68">Yvon s’est grayé d’un beau fanal rouge</text:p>
        </text:list-item>
        <text:list-item>
          <text:p text:style-name="P68">RA fait des patates au lard</text:p>
        </text:list-item>
        <text:list-item>
          <text:p text:style-name="P69">Juliette demande à RA de la laisser être heureuse. À l’automne elle va se marier</text:p>
        </text:list-item>
        <text:list-item>
          <text:p text:style-name="P23">--ép18--</text:p>
        </text:list-item>
        <text:list-item>
          <text:p text:style-name="P69">RA se demande ce qu’il y’a en ville qui n’a pas à la campagne</text:p>
        </text:list-item>
        <text:list-item>
          <text:p text:style-name="P69">Ti-coune: Innocent du bon-dieu et Zidore: Innocent du diable</text:p>
        </text:list-item>
        <text:list-item>
          <text:p text:style-name="P70">La vieille Guibou, vieille écrevisse, vieille démoniaque</text:p>
        </text:list-item>
        <text:list-item>
          <text:p text:style-name="P70">Son bras est comme un vieux chausson</text:p>
        </text:list-item>
        <text:list-item>
          <text:p text:style-name="P70">Les Davis sont des Protestants</text:p>
        </text:list-item>
        <text:list-item>
          <text:p text:style-name="P70">Le voyage de noce s’est passé dans un chantier au nord de St-Urbain comme cook</text:p>
        </text:list-item>
        <text:list-item>
          <text:p text:style-name="P70">RA n’a rien qu’une idée et c’Est la bonne</text:p>
        </text:list-item>
        <text:list-item>
          <text:p text:style-name="P70">Le vicaire de St-Hilarion vient confesser avec le curé</text:p>
        </text:list-item>
        <text:list-item>
          <text:p text:style-name="P71">Yvon veut faire 3 à 4 petits à Juliette</text:p>
        </text:list-item>
        <text:list-item>
          <text:p text:style-name="P71">Yvon a une cravate rouge à pois blanc</text:p>
        </text:list-item>
        <text:list-item>
          <text:p text:style-name="P24">--ép19--</text:p>
        </text:list-item>
        <text:list-item>
          <text:p text:style-name="P29"><text:span text:style-name="T16">L’argent on ne trouve pas ça avec les pommes de route</text:span></text:p>
        </text:list-item>
        <text:list-item>
          <text:p text:style-name="P71">JA veut venir domper quelque voyages de garnotte au notaire</text:p>
        </text:list-item>
        <text:list-item>
          <text:p text:style-name="P71">C’est de la garnotte du gouvernement</text:p>
        </text:list-item>
        <text:list-item>
          <text:p text:style-name="P71">Le garage est sur les terres du grand père au notaire</text:p>
        </text:list-item>
        <text:list-item>
          <text:p text:style-name="P72">Le notaire engage une cousine dans le besoin qui va dans le Témocouata pendant les vacances</text:p>
        </text:list-item>
        <text:list-item>
          <text:p text:style-name="P72">Pour lire, il faut des livres</text:p>
        </text:list-item>
        <text:list-item>
          <text:p text:style-name="P72">RA trouve que c’est rare qu’elle se trompe</text:p>
        </text:list-item>
        <text:list-item>
          <text:p text:style-name="P72"><text:soft-page-break/>Ti-coune s’appelle George-aimé</text:p>
        </text:list-item>
        <text:list-item>
          <text:p text:style-name="P72">Il faut avoir les yeux de l’innocence pour voir Antoine</text:p>
        </text:list-item>
        <text:list-item>
          <text:p text:style-name="P72">Sur la rue St-Jacques à Montréal, c’est là qu’est l’action</text:p>
        </text:list-item>
        <text:list-item>
          <text:p text:style-name="P72">La ville de Montréal a annexé 19 municipalités depuis 1905</text:p>
        </text:list-item>
        <text:list-item>
          <text:p text:style-name="P72">Expression de Ben: Mark my word</text:p>
        </text:list-item>
        <text:list-item>
          <text:p text:style-name="P73">Raoul va attendre de savoir tout ce qu’il faut pour réussir</text:p>
        </text:list-item>
        <text:list-item>
          <text:p text:style-name="P73">Une femme ne doit pas toujours se fier ux autres pour savoir ce qu’elle est</text:p>
        </text:list-item>
        <text:list-item>
          <text:p text:style-name="P73">Alex veut que Juliette lui promette d’aller voter</text:p>
        </text:list-item>
        <text:list-item>
          <text:p text:style-name="P25">--<text:span text:style-name="T17">ép20--</text:span></text:p>
        </text:list-item>
        <text:list-item>
          <text:p text:style-name="P74">Il passe la quête pour les biens de la terre</text:p>
        </text:list-item>
        <text:list-item>
          <text:p text:style-name="P74">Odilon Bouchard à 3 cochons en trop</text:p>
        </text:list-item>
        <text:list-item>
          <text:p text:style-name="P74">Le vicaire de St-Hilarion confesse les paroisiens pour ceux qui ne veulent pas se confesser devant le curé</text:p>
        </text:list-item>
        <text:list-item>
          <text:p text:style-name="P74">Il faut que le comérage cesse. Le curé n’hésiterais pas de le nommer devant tout le monde</text:p>
        </text:list-item>
        <text:list-item>
          <text:p text:style-name="P74">Zidore est un porte paquet</text:p>
        </text:list-item>
        <text:list-item>
          <text:p text:style-name="P74">Antoinette est pas parti pour la ville, ils n’ont pas besoin d’Antoinette avant 2 semaines</text:p>
        </text:list-item>
        <text:list-item>
          <text:p text:style-name="P76">Yvon a fait du service conscrit i.e. non-volontaire</text:p>
        </text:list-item>
        <text:list-item>
          <text:p text:style-name="P76">Raoul a une dette envers la vie</text:p>
        </text:list-item>
        <text:list-item>
          <text:p text:style-name="P77">Montréal est 3 fois plus gros que québec</text:p>
        </text:list-item>
        <text:list-item>
          <text:p text:style-name="P26">--<text:span text:style-name="T18">ép21--</text:span></text:p>
        </text:list-item>
        <text:list-item>
          <text:p text:style-name="P77">Tu as beau fait lever ta pâte, il faut que ta femme chauffe son four pour faire lever la pâte</text:p>
        </text:list-item>
        <text:list-item>
          <text:p text:style-name="P77">Zidore est ivrogne pis blette</text:p>
        </text:list-item>
        <text:list-item>
          <text:p text:style-name="P77">Zidore va a l’église pour faire ces dévotions et dire son chapelet</text:p>
        </text:list-item>
        <text:list-item>
          <text:p text:style-name="P77">Catholique a gros grain – à gros chapalet</text:p>
        </text:list-item>
        <text:list-item>
          <text:p text:style-name="P78">Le curé aimerait que Zidore oublie que c’est son curé</text:p>
        </text:list-item>
        <text:list-item>
          <text:p text:style-name="P78">Les langues sales, c’Est comma la gale. Tu as beau te gratter, <text:s/>reste encore</text:p>
        </text:list-item>
        <text:list-item>
          <text:p text:style-name="P78">Dieu a chassé les vendeurs du temple avec un fouet</text:p>
        </text:list-item>
        <text:list-item>
          <text:p text:style-name="P78">RA n’hais pas ça un homme qui fait le coq e temps en temps</text:p>
        </text:list-item>
        <text:list-item>
          <text:p text:style-name="P78">Le curé doit demander à JA de faire la demande pour Yvon</text:p>
        </text:list-item>
        <text:list-item>
          <text:p text:style-name="P27">--ép22--</text:p>
        </text:list-item>
        <text:list-item>
          <text:p text:style-name="P78">Juliette a peur que le curé lui fasse l’extrême onction</text:p>
        </text:list-item>
        <text:list-item>
          <text:p text:style-name="P78">Elle doit faire une confession générale avant son mariage</text:p>
        </text:list-item>
        <text:list-item>
          <text:p text:style-name="P79">Un bon mari c’Est meilleur que cataplasme ou une tisane</text:p>
        </text:list-item>
        <text:list-item>
          <text:p text:style-name="P79">La tête de pont de la maison Sanderson, Stuart et Bibeau</text:p>
        </text:list-item>
        <text:list-item>
          <text:p text:style-name="P79">Avec les armements modernes, il n’y aura plus de guerre</text:p>
        </text:list-item>
        <text:list-item>
          <text:p text:style-name="P79">Ben n’a jamais vu personne avoir les bleus d’avoir trop d’argent</text:p>
        </text:list-item>
        <text:list-item>
          <text:p text:style-name="P79">Juliette est tombée dans l’oeil d’yvon</text:p>
        </text:list-item>
        <text:list-item>
          <text:p text:style-name="P79">Antoine gagnais 14$ par mois en travaillant 6 jours par semaine d’un étoile à l’autre</text:p>
        </text:list-item>
        <text:list-item>
          <text:p text:style-name="P80">Ra s’est toujours refusé le plaisir du présent pour celui de l’avenir</text:p>
        </text:list-item>
        <text:list-item>
          <text:p text:style-name="P28">--ép23--</text:p>
        </text:list-item>
        <text:list-item>
          <text:p text:style-name="P81">Le curé de Québec s’appelle Anselme <text:span text:style-name="T20">Savard</text:span></text:p>
        </text:list-item>
        <text:list-item>
          <text:p text:style-name="P81">L’obsession de Cyrille est de ne pas avoir de descendence</text:p>
        </text:list-item>
        <text:list-item>
          <text:p text:style-name="P81">La femme de Cyrille s’appelle Agathe</text:p>
        </text:list-item>
        <text:list-item>
          <text:p text:style-name="P81">La guerre l’a sauvé de l’épidémie</text:p>
        </text:list-item>
        <text:list-item>
          <text:p text:style-name="P82"><text:span text:style-name="T19">La chaleur des sangs</text:span></text:p>
        </text:list-item>
        <text:list-item>
          <text:p text:style-name="P82"><text:soft-page-break/><text:span text:style-name="T19">Yvon a un habit vert et bourgogne</text:span></text:p>
        </text:list-item>
        <text:list-item>
          <text:p text:style-name="P82"><text:span text:style-name="T19">Juliette le remercie de ne pas avoir parlé du père</text:span></text:p>
        </text:list-item>
        <text:list-item>
          <text:p text:style-name="P82"><text:s/><text:span text:style-name="T19">Il a eu 5 enfants, 4 sont morts de la grippe Espagnole</text:span></text:p>
        </text:list-item>
        <text:list-item>
          <text:p text:style-name="P82"><text:span text:style-name="T19">Antoine est mort noyé sur la drave</text:span></text:p>
        </text:list-item>
        <text:list-item>
          <text:p text:style-name="P82"><text:span text:style-name="T19">Elle se demandait comment elle allait lui annoncer</text:span></text:p>
        </text:list-item>
        <text:list-item>
          <text:p text:style-name="P82"><text:span text:style-name="T19">Elle est venu faire son devoir devant le bondieux</text:span></text:p>
        </text:list-item>
        <text:list-item>
          <text:p text:style-name="P82"><text:span text:style-name="T19"><text:s/></text:span><text:span text:style-name="T5">--ép24--</text:span></text:p>
        </text:list-item>
        <text:list-item>
          <text:p text:style-name="P83">Cyrille a fait de la politique pendant 40 ans</text:p>
        </text:list-item>
        <text:list-item>
          <text:p text:style-name="P83">Il veut faire la paix avec autant de force qu’ils ont fait la guerre</text:p>
        </text:list-item>
        <text:list-item>
          <text:p text:style-name="P83">Tableau dsur le mur, femme qui enseigne le piano</text:p>
        </text:list-item>
        <text:list-item>
          <text:p text:style-name="P83">Pour Ben, les servantes son des poisons</text:p>
        </text:list-item>
        <text:list-item>
          <text:p text:style-name="P83">Il compte sur Ben pour que Raoul vive ce mariage de façon positive</text:p>
        </text:list-item>
        <text:list-item>
          <text:p text:style-name="P84">Juliette s’est cassé la cuisse pour un gars de la ville</text:p>
        </text:list-item>
      </text:list>
      <text:p text:style-name="P4"/>
      <text:p text:style-name="P3"/>
      <text:p text:style-name="P2"><text:s/></text:p>
      <text:p text:style-name="P7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22:56:31.586496227</meta:creation-date>
    <dc:date>2018-12-22T23:17:38.321705644</dc:date>
    <meta:editing-duration>PT16H40M51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8" meta:paragraph-count="325" meta:word-count="2957" meta:character-count="14683" meta:non-whitespace-character-count="12370"/>
  </office:meta>
</office:document-meta>
</file>